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cod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text:soft-page-break/>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ykov Kodzhabeshev</text:p>
      <text:p text:style-name="Standard"/>
      <text:p text:style-name="Standard">Stykov'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text:p>
      <text:p text:style-name="Standard"/>
      <text:p text:style-name="Standard">Stykov'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text:soft-page-break/>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text:soft-page-break/>resemble much of a QA manager but more someone looking for something to-do for the group while his own work went unattended during most of the entire project. </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as focussed around being the project manager, while this took up a large amount of time I also handed myself tasks such as working on documentation when a group member was sick/ unable to complete their work as well as setting up the entire remote Tomcat/ SQL server as I had access to those kind of resources. I also played a large part in the JSP login/ registration scripts for the project. </text:p>
      <text:p text:style-name="Standard"/>
      <text:p text:style-name="Standard">My performance as a project manager was good but I believe I could have done much better at many aspects of the project management position. While I always knew what people were doing and why they were doing them this might not have been clear to everyone else at any one time. Thus if I was to become sick for any reason activities such as the project meetings and generally work allocation would have been very hard for my deputy project manager to pick up while I was out of commission.</text:p>
      <text:p text:style-name="Standard"/>
      <text:p text:style-name="Standard">My overall performance was a very active one, I would often make sure that people had something to-do and knew exactly what doing that meant. However over the Christmas period in which I had set a number of tasks for all group members almost nothing was done during this time. I really could have made sure/ been more pro-active over the Christmas period as to making sure everyone was actually doing work. Plans regarding any kind of meeting didn't happen due to 0 activity on GitHub and I felt at the time that they kno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text:soft-page-break/></text:p>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
      <text:h text:style-name="Heading_20_1" text:outline-level="1">Evaluation of the Team and the entire project<text:line-break/></text:h>
      <text:p text:style-name="Text_20_body">How did the team perform as a whole, and how could that have been improved?</text:p>
      <text:p text:style-name="Text_20_body"/>
      <text:p text:style-name="Text_20_body">How could the project have been improved?</text:p>
      <text:p text:style-name="Text_20_body"/>
      <text:p text:style-name="Text_20_body">What were the most important lessons learned about software projects and about working in t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6T18:10:28.61</dc:date>
    <meta:editing-duration>PT12H43M46S</meta:editing-duration>
    <meta:editing-cycles>56</meta:editing-cycles>
    <meta:generator>OpenOffice.org/3.4.1$Win32 OpenOffice.org_project/341m1$Build-9593</meta:generator>
    <meta:document-statistic meta:table-count="0" meta:image-count="0" meta:object-count="0" meta:page-count="6" meta:paragraph-count="52" meta:word-count="2312" meta:character-count="13136"/>
  </office:meta>
</office:document-meta>
</file>